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&gt;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bullet text:level="2" text:style-name="WW_CharLFO4LVL2" text:bullet-char="o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9791in" text:min-label-width="0.25in" text:list-level-position-and-space-mode="label-alignment">
          <style:list-level-label-alignment text:label-followed-by="listtab" fo:margin-left="5.22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4791in" text:min-label-width="0.25in" text:list-level-position-and-space-mode="label-alignment">
          <style:list-level-label-alignment text:label-followed-by="listtab" fo:margin-left="5.729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9833in" fo:text-indent="0.4916in">
        <style:tab-stops/>
      </style:paragraph-properties>
    </style:style>
    <style:style style:name="P3" style:parent-style-name="Normal" style:family="paragraph">
      <style:paragraph-properties fo:margin-left="0.9833in" fo:text-indent="0.4916in">
        <style:tab-stops/>
      </style:paragraph-properties>
    </style:style>
    <style:style style:name="P4" style:parent-style-name="Normal" style:family="paragraph">
      <style:paragraph-properties fo:margin-left="1.475in" fo:text-indent="0.4916in">
        <style:tab-stops/>
      </style:paragraph-properties>
    </style:style>
  </office:automatic-styles>
  <office:body>
    <office:text text:use-soft-page-breaks="true">
      <text:p text:style-name="P1">Les objectifs :</text:p>
      <text:p text:style-name="Normal"/>
      <text:p text:style-name="Normal">Ossature du site</text:p>
      <text:p text:style-name="Normal"><text:tab/>-&gt; espace utilisateur</text:p>
      <text:p text:style-name="Normal"><text:tab/><text:tab/>-&gt; sécuriser les données</text:p>
      <text:p text:style-name="Normal"><text:tab/><text:tab/>-&gt; ajout mode de payement</text:p>
      <text:p text:style-name="Normal"><text:tab/><text:tab/>-&gt; ajout adresse</text:p>
      <text:p text:style-name="Normal"><text:tab/><text:tab/>-&gt; commande<text:s/>récurrente</text:p>
      <text:p text:style-name="Normal"><text:tab/><text:tab/>-&gt; commerces favoris</text:p>
      <text:p text:style-name="Normal"/>
      <text:p text:style-name="Normal"><text:tab/>-&gt; création de fiche utilisateur<text:s/>(livreur/commerçant)</text:p>
      <text:p text:style-name="Normal"><text:tab/><text:tab/>-&gt; système de notation</text:p>
      <text:p text:style-name="Normal"><text:tab/><text:tab/>Commerce :</text:p>
      <text:p text:style-name="Normal"><text:tab/><text:tab/><text:tab/>-&gt; lister<text:s/>les produits</text:p>
      <text:p text:style-name="Normal"><text:tab/><text:tab/><text:tab/>-&gt; spécificité du commerce ( avec<text:s/>détail<text:s/>possible)</text:p>
      <text:p text:style-name="Normal"><text:tab/><text:tab/><text:tab/>-&gt;<text:s/>adresse<text:s/>du commerce</text:p>
      <text:p text:style-name="Normal"><text:tab/><text:tab/>Livreur :</text:p>
      <text:p text:style-name="P2">-&gt; horaire disponible</text:p>
      <text:p text:style-name="P3">-&gt; méthode de transport</text:p>
      <text:p text:style-name="Normal"><text:tab/>-&gt; système de recherche</text:p>
      <text:p text:style-name="Normal"><text:tab/><text:tab/>-&gt; par notation</text:p>
      <text:p text:style-name="Normal"><text:tab/><text:tab/>-&gt; par proximité</text:p>
      <text:p text:style-name="Normal"><text:tab/><text:tab/>-&gt; par type de commerce</text:p>
      <text:p text:style-name="Normal"><text:tab/><text:tab/>-&gt; par produit</text:p>
      <text:p text:style-name="Normal"><text:tab/>-&gt; commande</text:p>
      <text:p text:style-name="Normal"><text:tab/><text:tab/>-&gt; création du panier</text:p>
      <text:p text:style-name="Normal"><text:tab/><text:tab/>-&gt; affectation du livreur</text:p>
      <text:p text:style-name="Normal"><text:tab/><text:tab/><text:tab/>-&gt; système de calcul d’itinéraire !?</text:p>
      <text:p text:style-name="Normal"><text:tab/>-&gt; livraison</text:p>
      <text:p text:style-name="Normal"><text:tab/><text:tab/>-&gt; géolocalisation du livreur ?</text:p>
      <text:p text:style-name="Normal"><text:tab/><text:tab/>-&gt; noté la prestation après livraison</text:p>
      <text:soft-page-break/>
      <text:p text:style-name="Normal"><text:tab/>-&gt; bdd</text:p>
      <text:p text:style-name="Normal"><text:tab/><text:tab/>-&gt; utilisateur :</text:p>
      <text:p text:style-name="Normal"><text:tab/><text:tab/><text:tab/>-&gt; type (A(cheteur)-L(ivreur)-V(endeur))</text:p>
      <text:p text:style-name="Normal"><text:tab/><text:tab/><text:tab/>-&gt; nom/prenom</text:p>
      <text:p text:style-name="Normal"><text:tab/><text:tab/><text:tab/>-&gt;adresse</text:p>
      <text:p text:style-name="Normal"><text:tab/><text:tab/><text:tab/>-&gt;payemment</text:p>
      <text:p text:style-name="Normal"><text:tab/><text:tab/><text:tab/>-&gt;historique</text:p>
      <text:p text:style-name="Normal"><text:tab/><text:tab/><text:tab/>-&gt;favoris</text:p>
      <text:p text:style-name="Normal"><text:tab/><text:tab/><text:tab/><text:tab/>-&gt;commerce</text:p>
      <text:p text:style-name="Normal"><text:tab/><text:tab/><text:tab/><text:tab/>-&gt;commande</text:p>
      <text:p text:style-name="Normal"><text:tab/><text:tab/><text:tab/>Si != A :</text:p>
      <text:p text:style-name="Normal"><text:tab/><text:tab/><text:tab/><text:tab/>-&gt;notation</text:p>
      <text:p text:style-name="Normal"><text:tab/><text:tab/><text:tab/>Si L :</text:p>
      <text:p text:style-name="P4">-&gt; Historique course</text:p>
      <text:p text:style-name="Normal"><text:tab/><text:tab/><text:tab/><text:tab/>-&gt; Methode de transport</text:p>
      <text:p text:style-name="Normal"><text:tab/><text:tab/><text:tab/><text:tab/>-&gt; disponible</text:p>
      <text:p text:style-name="Normal"><text:tab/><text:tab/><text:tab/>Si V :</text:p>
      <text:p text:style-name="Normal"><text:tab/><text:tab/><text:tab/><text:tab/>-&gt; type de commerce</text:p>
      <text:p text:style-name="Normal"><text:tab/><text:tab/><text:tab/><text:tab/>-&gt; adresse commerce</text:p>
      <text:p text:style-name="Normal"><text:tab/><text:tab/><text:tab/><text:tab/>-&gt; type produit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&gt;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</text:list-level-style-number>
      <text:list-level-style-bullet text:level="2" text:style-name="WW_CharLFO4LVL2" text:bullet-char="o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4791in" text:min-label-width="0.25in" text:list-level-position-and-space-mode="label-alignment">
          <style:list-level-label-alignment text:label-followed-by="listtab" fo:margin-left="4.72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9791in" text:min-label-width="0.25in" text:list-level-position-and-space-mode="label-alignment">
          <style:list-level-label-alignment text:label-followed-by="listtab" fo:margin-left="5.22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4791in" text:min-label-width="0.25in" text:list-level-position-and-space-mode="label-alignment">
          <style:list-level-label-alignment text:label-followed-by="listtab" fo:margin-left="5.72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EAU Paul</meta:initial-creator>
    <dc:creator>CHESNEAU Paul</dc:creator>
    <meta:creation-date>2020-09-25T09:49:00Z</meta:creation-date>
    <dc:date>2020-09-25T10:17:00Z</dc:date>
    <meta:template xlink:href="Normal" xlink:type="simple"/>
    <meta:editing-cycles>2</meta:editing-cycles>
    <meta:editing-duration>PT1680S</meta:editing-duration>
    <meta:document-statistic meta:page-count="3" meta:paragraph-count="2" meta:word-count="170" meta:character-count="1103" meta:row-count="7" meta:non-whitespace-character-count="935"/>
  </office:meta>
</office:document-meta>
</file>